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ru" fo:country="RU" officeooo:rsid="001be314" officeooo:paragraph-rsid="001be314"/>
    </style:style>
    <style:style style:name="P2" style:family="paragraph" style:parent-style-name="Standard">
      <style:paragraph-properties fo:text-align="start" style:justify-single-word="false"/>
      <style:text-properties fo:font-size="14pt" fo:language="ru" fo:country="RU" officeooo:rsid="001be314" officeooo:paragraph-rsid="001be314"/>
    </style:style>
    <style:style style:name="P3" style:family="paragraph" style:parent-style-name="Standard">
      <style:paragraph-properties fo:text-align="start" style:justify-single-word="false"/>
      <style:text-properties fo:font-size="14pt" fo:language="ru" fo:country="RU" officeooo:rsid="001bed2e" officeooo:paragraph-rsid="001bed2e"/>
    </style:style>
    <style:style style:name="T1" style:family="text">
      <style:text-properties officeooo:rsid="001bed2e"/>
    </style:style>
    <style:style style:name="T2" style:family="text">
      <style:text-properties officeooo:rsid="001d1e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А<text:span text:style-name="T1">ТД</text:span>. Классы коллекций.</text:p>
      <text:p text:style-name="P1"/>
      <text:p text:style-name="P2"><text:tab/>Абстрактный тип данных(А<text:span text:style-name="T1">ТД</text:span>) – математическая модель типа данных, определяемая семантикой данных с точки зрения конечного пользователя в терминах значений и возможных операций над данными этого типа и поведения этих операций.</text:p>
      <text:p text:style-name="P3"><text:tab/>Вся внутренняя структура реализации абстрактного типа данных должна быть скрыта от разработчика программного обеспечения, предоставляя лишь внешний интерфейс, определяющий набор функций, не зависящий от конкретной внутренней реализации типа данных, позволяя разработчику не задумываться о ней и избавляя от всевозможных проблем интеграции этого типа данных. Например, при обновлении сторонней библиотеки, реализующей какую-либо функциональность, не придётся <text:span text:style-name="T2">ничего менять в своём коде, так как библиотека, написанная согласно принципам абстрактных типов данных, будет всегда иметь одинаковый интерфейс для предоставления одинакового функционала.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2:21:54.530841554</meta:creation-date>
    <dc:date>2018-03-06T23:38:14.327892453</dc:date>
    <meta:editing-duration>PT43M38S</meta:editing-duration>
    <meta:editing-cycles>1</meta:editing-cycles>
    <meta:generator>LibreOffice/5.1.6.2$Linux_X86_64 LibreOffice_project/10m0$Build-2</meta:generator>
    <meta:document-statistic meta:table-count="0" meta:image-count="0" meta:object-count="0" meta:page-count="1" meta:paragraph-count="3" meta:word-count="109" meta:character-count="894" meta:non-whitespace-character-count="784"/>
  </office:meta>
</office:document-meta>
</file>